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1d52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1dd2a9" officeooo:paragraph-rsid="001dd2a9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f2ee5" officeooo:paragraph-rsid="001f2ee5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800000" style:font-name="Liberation Serif" fo:font-size="12pt" style:text-underline-style="none" style:font-size-asian="12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212296" officeooo:paragraph-rsid="00212296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21d520" officeooo:paragraph-rsid="0021d520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rsid="0023ac89" officeooo:paragraph-rsid="0023ac89"/>
    </style:style>
    <style:style style:name="P9" style:family="paragraph" style:parent-style-name="Standard">
      <style:paragraph-properties fo:margin-left="0cm" fo:margin-right="0cm" fo:orphans="2" fo:widows="2" fo:text-indent="0cm" style:auto-text-indent="false" style:writing-mode="page"/>
      <style:text-properties fo:font-variant="normal" fo:text-transform="none" fo:color="#000000" style:font-name="Georgia" fo:font-size="10.5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8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rsid="0023ac89" officeooo:paragraph-rsid="0023ac89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rsid="00254732" officeooo:paragraph-rsid="00254732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officeooo:rsid="00254732" officeooo:paragraph-rsid="0025638f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officeooo:rsid="0025638f" officeooo:paragraph-rsid="0025638f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6be84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officeooo:rsid="0026be84" officeooo:paragraph-rsid="0026be84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officeooo:rsid="0026fbab" officeooo:paragraph-rsid="0026fbab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c4bd2"/>
    </style:style>
    <style:style style:name="T3" style:family="text">
      <style:text-properties fo:font-variant="normal" fo:text-transform="none" fo:color="#373737" style:font-name="Helvetica Neue" fo:font-size="11.25pt" fo:letter-spacing="normal" fo:font-style="normal" fo:font-weight="normal"/>
    </style:style>
    <style:style style:name="T4" style:family="text">
      <style:text-properties fo:font-variant="normal" fo:text-transform="none" fo:color="#373737" style:font-name="Helvetica Neue" fo:font-size="11.25pt" fo:letter-spacing="normal" fo:font-style="normal" fo:font-weight="normal" officeooo:rsid="0021d520"/>
    </style:style>
    <style:style style:name="T5" style:family="text">
      <style:text-properties officeooo:rsid="001c4bd2"/>
    </style:style>
    <style:style style:name="T6" style:family="text">
      <style:text-properties officeooo:rsid="001f2ee5"/>
    </style:style>
    <style:style style:name="T7" style:family="text">
      <style:text-properties officeooo:rsid="00212296"/>
    </style:style>
    <style:style style:name="T8" style:family="text">
      <style:text-properties officeooo:rsid="0021d520"/>
    </style:style>
    <style:style style:name="T9" style:family="text">
      <style:text-properties officeooo:rsid="0025638f"/>
    </style:style>
    <style:style style:name="T10" style:family="text">
      <style:text-properties officeooo:rsid="0026be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/>
      <text:p text:style-name="P5"><text:span text:style-name="T1">Conférence orga</text:span><text:span text:style-name="T2">n</text:span><text:span text:style-name="T1">isée par le Collectif d'Entraide Handicaps 22</text:span> <text:span text:style-name="T5">sur l’</text:span><text:span text:style-name="T1">ACCÈS AUX DROITS DES PERSONNES EN SITUATION DE HANDICAP</text:span></text:p>
      <text:p text:style-name="P1"/>
      <text:p text:style-name="P3">le jeudi 9 mars au centre de formation de l’ASKORIA de Saint-Brieuc</text:p>
      <text:p text:style-name="P3"/>
      <text:p text:style-name="P3">Partant du constat que nous sommes dans la méconnaissance de nos droits et cela d’autant plus que nous sommes en situation de handicap et en fracture du numérique il est <text:span text:style-name="T6">intéressant</text:span> de savoir à qui s’adresser.</text:p>
      <text:p text:style-name="P4">Cette impression désagréable d’être une balle de ping pong dont le dossier passe de bureaux en bureaux en perdant au passage quelques pièces justificatives et trainant en procédure est générale.</text:p>
      <text:p text:style-name="P4"/>
      <text:p text:style-name="P4">C’est ainsi qu’est né l’association Handisup à Nantes, constituée de personnes en situation de handicap dans la vie étudiante.</text:p>
      <text:p text:style-name="P4"/>
      <text:p text:style-name="P4">Cette conférence a permis d’aider <text:span text:style-name="T7">à repérer les différentes institutions ou personnes qui peuvent aider à aménager un poste, à rendre accessible un parcours de formation :</text:span></text:p>
      <text:p text:style-name="P4"/>
      <text:p text:style-name="P2"><text:span text:style-name="T8">Annie Le Houerou, députée ds Côtes d’Armor dans la circonscription de Guingamp ayant </text:span><text:span text:style-name="T3">interrog</text:span><text:span text:style-name="T4">é</text:span><text:span text:style-name="T3"> Mme la secrétaire d’État chargée des personnes handicapées et de la lutte contre l’exclusion, dans l’hémicycle (séance à l’Assemblée nationale du 09/02/2016) sur l’accessibilité universelle.</text:span> </text:p>
      <text:p text:style-name="P7"><text:a xlink:type="simple" xlink:href="http://annielehouerou.bzh/2016/02/10/handicap-accessibilite-universelle/" text:style-name="Internet_20_link" text:visited-style-name="Visited_20_Internet_20_Link">http://annielehouerou.bzh/2016/02/10/handicap-accessibilite-universelle/</text:a></text:p>
      <text:p text:style-name="P4"/>
      <text:p text:style-name="P6">la FNASEPH : <text:span text:style-name="T8">fédération nationale au service des enfants présentant un handicap – 01 49 01 31 78 </text:span><text:a xlink:type="simple" xlink:href="mailto:contact@fnaseph" text:style-name="Internet_20_link" text:visited-style-name="Visited_20_Internet_20_Link"><text:span text:style-name="T8">contact@fnaseph</text:span></text:a><text:span text:style-name="T8">,fr chez SAIS92 Tour rte 29 rue des trois fontanot 92 024 Nanterre</text:span></text:p>
      <text:p text:style-name="P6"/>
      <text:p text:style-name="P7">la SANETH 22 : service d’appui au maintien dans l’emploi des travailleurs handicapés</text:p>
      <text:p text:style-name="P7">Tél: 02 90 90 90 33-Fax: 02 96 01 00 19</text:p>
      <text:p text:style-name="P7"><text:a xlink:type="simple" xlink:href="mailto:sameth@sameth22" text:style-name="Internet_20_link" text:visited-style-name="Visited_20_Internet_20_Link">sameth@sameth22</text:a>,org</text:p>
      <text:p text:style-name="P7">cs 34205 12 rue des champs de Pies 22000 Saint-Brieuc</text:p>
      <text:p text:style-name="P7"><text:a xlink:type="simple" xlink:href="http://www.sameth2.org/" text:style-name="Internet_20_link" text:visited-style-name="Visited_20_Internet_20_Link">www.sameth2.org</text:a></text:p>
      <text:p text:style-name="P7"/>
      <text:p text:style-name="P7">le collectif d’entraide handicaps 22 constitué de :</text:p>
      <text:p text:style-name="P8">AFTC : association des familles des traumatisés crâniens et des cérébrolésés de Côtes d’Armor</text:p>
      <text:p text:style-name="P8">APAJH : association pour adultes et jeunes handicapés – 02 96 61 50 68</text:p>
      <text:p text:style-name="P8">APCA : association des parkinsoniens de Côtes d’Armor</text:p>
      <text:p text:style-name="P8">APF22 : association des paralysés de France</text:p>
      <text:p text:style-name="P8">Association des Sourds de St Brieuc 22</text:p>
      <text:p text:style-name="P8">Autisme Breizh Autonomie</text:p>
      <text:p text:style-name="P8">Autisme Ouest 22</text:p>
      <text:p text:style-name="P8">FMH : fédération des malades handicapés union départementale des Côtes d’Armor – </text:p>
      <text:p text:style-name="P8">tél : 02 96 94 07 73</text:p>
      <text:p text:style-name="P8">HNA : Horizon Nouveau Armor (Trégueux)</text:p>
      <text:p text:style-name="P8">UNA 22 : union départementale des Côtes d’Armor de l’aide, des soins et des services au domicile</text:p>
      <text:p text:style-name="P8">UNAFAM : union nationale de familles et amis de personnes malades et/ou handicapées psychiques</text:p>
      <text:p text:style-name="P8"/>
      <text:p text:style-name="P12">La deuxième partie de la conférence était animée par Xavier Herruel, Avocat à Saint Nazaire, qui s’intéresse particulièrement au droit de la santé et donc à la défense des handicapés sur le grand Ouest.</text:p>
      <text:p text:style-name="P12">Les usagers de la MDPH se sentant généralement malmenés de part la lourdeur des procédures dans la demande d’aide, il nous a donné quelques conseils.</text:p>
      <text:p text:style-name="P12"><text:soft-page-break/>Commencer d’abord par constituer un dossier d’urgence plutôt qu’un dossier simplifié à moins d’être vraiment sûr de la réponse que sera apporté à votre demande.</text:p>
      <text:p text:style-name="P12">Sachez que malgré la loi qui prévoit un délai de quatre mois pour obtenir une réponse, dans le meilleur des cas dans la réalité ce délai est de 9 mois voir 12 à condition que les pièces du dossier ne se soient pas perdues <text:span text:style-name="T9">dans les méandres de</text:span> l’administration.</text:p>
      <text:p text:style-name="P14">La date de dépôt ou de réception d’un document administratif peut être le point de départ d’un éventuel recours.</text:p>
      <text:p text:style-name="P13"/>
      <text:p text:style-name="P13">Pour toute demande auprès de la MDPH, et sauf en cas d’acceptation de la procédure simplifiée, vous avez droit à l’établissement puis l’envoi d’un P<text:span text:style-name="T9">lan </text:span>P<text:span text:style-name="T9">ersonnalisé de </text:span>C<text:span text:style-name="T9">ompensation</text:span> <text:span text:style-name="T9">ou de Scolarisation</text:span>, et ceci pas seulement pour la P<text:span text:style-name="T10">restation de </text:span>C<text:span text:style-name="T10">ompensation du </text:span>H<text:span text:style-name="T10">andicap.</text:span> </text:p>
      <text:p text:style-name="P13"/>
      <text:p text:style-name="P15"><text:span text:style-name="T10">Si vous estimez que le PPC n’est pas conforme à votre demande </text:span>: répondez en demandant à venir défendre votre dossier devant la CDAPH . <text:span text:style-name="T10">Vous pouvez vous faire accompagner par la personne de votre choix sans faire appel forcément à un avocat souvent onéreux.</text:span></text:p>
      <text:p text:style-name="P15"/>
      <text:p text:style-name="P16">Utilisez les méthodes du recours gracieux (gratuit) ou de la conciliation (non contraignante) ou cumuler les deux.</text:p>
      <text:p text:style-name="P16"/>
      <text:p text:style-name="P16">Vous pouvez aussi demander une aide juridictionnelle pour votre protection juridique auprès du tribunal de grande instance ou par la clause de l’une de vos assurances . </text:p>
      <text:p text:style-name="P16"/>
      <text:p text:style-name="P17">Vous pouvez aussi télécharger des courriers types :</text:p>
      <text:p text:style-name="P17"><text:a xlink:type="simple" xlink:href="http://www.journaldunet.com/patrimoine/pratique/finances-personnelles/divers/19408/lettre-de-mise-en-demeure.html" text:style-name="Internet_20_link" text:visited-style-name="Visited_20_Internet_20_Link">http://www.journaldunet.com/patrimoine/pratique/finances-personnelles/divers/19408/lettre-de-mise-en-demeure.html</text:a></text:p>
      <text:p text:style-name="P12"/>
      <text:p text:style-name="P12"/>
      <text:p text:style-name="P17">Et enfin une petite info insolite : la Langue des Signes Française peut être prise à la place de l’Anglais en tant que deuxième langue durant la scolarité.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Times, serif"/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09:43:11.053000000</meta:creation-date>
    <dc:date>2017-03-16T15:18:36.347000000</dc:date>
    <meta:editing-duration>PT9M</meta:editing-duration>
    <meta:editing-cycles>2</meta:editing-cycles>
    <meta:generator>LibreOffice/5.2.5.1$Windows_x86 LibreOffice_project/0312e1a284a7d50ca85a365c316c7abbf20a4d22</meta:generator>
    <meta:document-statistic meta:table-count="0" meta:image-count="0" meta:object-count="0" meta:page-count="2" meta:paragraph-count="39" meta:word-count="686" meta:character-count="4366" meta:non-whitespace-character-count="3712"/>
  </office:meta>
</office:document-meta>
</file>